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1352" calcext:value-type="float">
            <text:p>73.3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9056" calcext:value-type="float">
            <text:p>73.2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7824" calcext:value-type="float">
            <text:p>73.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8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768" calcext:value-type="float">
            <text:p>72.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6824" calcext:value-type="float">
            <text:p>72.8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2816" calcext:value-type="float">
            <text:p>72.8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9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6448" calcext:value-type="float">
            <text:p>72.9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0392" calcext:value-type="float">
            <text:p>73.2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2104" calcext:value-type="float">
            <text:p>73.2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4256" calcext:value-type="float">
            <text:p>72.9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1688" calcext:value-type="float">
            <text:p>72.9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9872" calcext:value-type="float">
            <text:p>72.8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1104" calcext:value-type="float">
            <text:p>72.8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9768" calcext:value-type="float">
            <text:p>72.8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3776" calcext:value-type="float">
            <text:p>72.8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6344" calcext:value-type="float">
            <text:p>72.8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2064" calcext:value-type="float">
            <text:p>72.9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6176" calcext:value-type="float">
            <text:p>73.0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4752" calcext:value-type="float">
            <text:p>73.8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5192" calcext:value-type="float">
            <text:p>73.5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6048" calcext:value-type="float">
            <text:p>73.5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9368" calcext:value-type="float">
            <text:p>73.4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8032" calcext:value-type="float">
            <text:p>73.4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0808" calcext:value-type="float">
            <text:p>73.5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252" calcext:value-type="float">
            <text:p>73.5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8992" calcext:value-type="float">
            <text:p>73.4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3" calcext:value-type="float">
            <text:p>73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8616" calcext:value-type="float">
            <text:p>73.5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5464" calcext:value-type="float">
            <text:p>73.4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4128" calcext:value-type="float">
            <text:p>73.4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5736" calcext:value-type="float">
            <text:p>73.3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4528" calcext:value-type="float">
            <text:p>72.8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4736" calcext:value-type="float">
            <text:p>72.9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1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5368" calcext:value-type="float">
            <text:p>71.9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8432" calcext:value-type="float">
            <text:p>72.7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96" calcext:value-type="float">
            <text:p>72.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3984" calcext:value-type="float">
            <text:p>73.0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7408" calcext:value-type="float">
            <text:p>72.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7928" calcext:value-type="float">
            <text:p>73.3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2688" calcext:value-type="float">
            <text:p>73.3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3544" calcext:value-type="float">
            <text:p>73.3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47784" calcext:value-type="float">
            <text:p>72.9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7512" calcext:value-type="float">
            <text:p>73.0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3128" calcext:value-type="float">
            <text:p>73.0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7344" calcext:value-type="float">
            <text:p>73.2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2272" calcext:value-type="float">
            <text:p>73.0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2168" calcext:value-type="float">
            <text:p>72.9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6928" calcext:value-type="float">
            <text:p>72.9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9536" calcext:value-type="float">
            <text:p>73.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2896" calcext:value-type="float">
            <text:p>73.4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8512" calcext:value-type="float">
            <text:p>73.4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3856" calcext:value-type="float">
            <text:p>73.5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28784" calcext:value-type="float">
            <text:p>73.3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7072" calcext:value-type="float">
            <text:p>73.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4984" calcext:value-type="float">
            <text:p>73.4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1456" calcext:value-type="float">
            <text:p>73.3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5632" calcext:value-type="float">
            <text:p>73.2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3336" calcext:value-type="float">
            <text:p>73.1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2416" calcext:value-type="float">
            <text:p>73.4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4024" calcext:value-type="float">
            <text:p>73.3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6704" calcext:value-type="float">
            <text:p>71.9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0128" calcext:value-type="float">
            <text:p>71.8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564" calcext:value-type="float">
            <text:p>71.7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7728" calcext:value-type="float">
            <text:p>71.7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8792" calcext:value-type="float">
            <text:p>71.8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7184" calcext:value-type="float">
            <text:p>71.9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876" calcext:value-type="float">
            <text:p>73.8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31704" calcext:value-type="float">
            <text:p>73.8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40976" calcext:value-type="float">
            <text:p>73.3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4152" calcext:value-type="float">
            <text:p>72.8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0456" calcext:value-type="float">
            <text:p>72.9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9512" calcext:value-type="float">
            <text:p>73.8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8888" calcext:value-type="float">
            <text:p>73.3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0624" calcext:value-type="float">
            <text:p>72.8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3024" calcext:value-type="float">
            <text:p>72.9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6968" calcext:value-type="float">
            <text:p>73.2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9992" calcext:value-type="float">
            <text:p>73.8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924" calcext:value-type="float">
            <text:p>73.9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4672" calcext:value-type="float">
            <text:p>73.1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3728" calcext:value-type="float">
            <text:p>74.0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7528" calcext:value-type="float">
            <text:p>73.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3624" calcext:value-type="float">
            <text:p>73.9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0408" calcext:value-type="float">
            <text:p>74.1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8592" calcext:value-type="float">
            <text:p>74.0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55376" calcext:value-type="float">
            <text:p>74.2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2976" calcext:value-type="float">
            <text:p>74.1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4104" calcext:value-type="float">
            <text:p>73.9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4584" calcext:value-type="float">
            <text:p>74.0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7448" calcext:value-type="float">
            <text:p>73.3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0072" calcext:value-type="float">
            <text:p>74.4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41888" calcext:value-type="float">
            <text:p>74.5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4728" calcext:value-type="float">
            <text:p>74.4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3184" calcext:value-type="float">
            <text:p>74.2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0888" calcext:value-type="float">
            <text:p>74.1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1392" calcext:value-type="float">
            <text:p>73.6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4608" calcext:value-type="float">
            <text:p>73.4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2208" calcext:value-type="float">
            <text:p>73.2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1288" calcext:value-type="float">
            <text:p>73.5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80728" calcext:value-type="float">
            <text:p>72.8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1248" calcext:value-type="float">
            <text:p>73.2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544" calcext:value-type="float">
            <text:p>72.9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6596" calcext:value-type="float">
            <text:p>72.58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55976" calcext:value-type="float">
            <text:p>72.67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65606153846" calcext:value-type="float">
            <text:p>72.59656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45082857143" calcext:value-type="float">
            <text:p>72.8645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05252857143" calcext:value-type="float">
            <text:p>73.000525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32656551724" calcext:value-type="float">
            <text:p>72.87326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09064285714" calcext:value-type="float">
            <text:p>73.11090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95751724138" calcext:value-type="float">
            <text:p>72.6695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93914285714" calcext:value-type="float">
            <text:p>72.419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6615172414" calcext:value-type="float">
            <text:p>72.33566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8897777778" calcext:value-type="float">
            <text:p>72.3688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95340689655" calcext:value-type="float">
            <text:p>72.41953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73161290323" calcext:value-type="float">
            <text:p>72.54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7812" calcext:value-type="float">
            <text:p>72.569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3464" calcext:value-type="float">
            <text:p>72.54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84092" calcext:value-type="float">
            <text:p>72.768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75757419355" calcext:value-type="float">
            <text:p>72.9775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60601290323" calcext:value-type="float">
            <text:p>73.166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20864" calcext:value-type="float">
            <text:p>73.13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9543225807" calcext:value-type="float">
            <text:p>72.7619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6896" calcext:value-type="float">
            <text:p>72.64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79347096774" calcext:value-type="float">
            <text:p>72.7279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19" calcext:value-type="float">
            <text:p>72.76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5783225806" calcext:value-type="float">
            <text:p>72.8015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83218064516" calcext:value-type="float">
            <text:p>72.9983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6664137931" calcext:value-type="float">
            <text:p>73.0266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77607741936" calcext:value-type="float">
            <text:p>73.0077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85552" calcext:value-type="float">
            <text:p>73.42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27220645161" calcext:value-type="float">
            <text:p>73.7427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90322580645" calcext:value-type="float">
            <text:p>73.619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338" calcext:value-type="float">
            <text:p>73.316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15832258065" calcext:value-type="float">
            <text:p>73.381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60696" calcext:value-type="float">
            <text:p>72.8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21015483871" calcext:value-type="float">
            <text:p>72.9321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83828571429" calcext:value-type="float">
            <text:p>73.058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96402580645" calcext:value-type="float">
            <text:p>73.1496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56676" calcext:value-type="float">
            <text:p>73.235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7872" calcext:value-type="float">
            <text:p>73.25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1083870968" calcext:value-type="float">
            <text:p>73.38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68144" calcext:value-type="float">
            <text:p>73.87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394952258064" calcext:value-type="float">
            <text:p>73.43949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68451612903" calcext:value-type="float">
            <text:p>74.186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89152" calcext:value-type="float">
            <text:p>73.76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68578064516" calcext:value-type="float">
            <text:p>73.4768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49512" calcext:value-type="float">
            <text:p>73.29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71270967742" calcext:value-type="float">
            <text:p>73.2471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15251428571" calcext:value-type="float">
            <text:p>73.2715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9065806452" calcext:value-type="float">
            <text:p>73.350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6539354839" calcext:value-type="float">
            <text:p>73.283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57464" calcext:value-type="float">
            <text:p>73.20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65341935484" calcext:value-type="float">
            <text:p>73.296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084" calcext:value-type="float">
            <text:p>73.6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83687741936" calcext:value-type="float">
            <text:p>73.8083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97718709677" calcext:value-type="float">
            <text:p>74.079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91853333334" calcext:value-type="float">
            <text:p>74.169185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7997419355" calcext:value-type="float">
            <text:p>73.8807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53264" calcext:value-type="float">
            <text:p>73.6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4802666667" calcext:value-type="float">
            <text:p>73.472480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47423448276" calcext:value-type="float">
            <text:p>73.4947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2432" calcext:value-type="float">
            <text:p>73.47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07235555555" calcext:value-type="float">
            <text:p>73.550723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9793846154" calcext:value-type="float">
            <text:p>73.709979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98888888889" calcext:value-type="float">
            <text:p>73.8998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6898461538" calcext:value-type="float">
            <text:p>73.962689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82648888889" calcext:value-type="float">
            <text:p>74.36826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80008888889" calcext:value-type="float">
            <text:p>74.28800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0335384615" calcext:value-type="float">
            <text:p>74.02603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30228148148" calcext:value-type="float">
            <text:p>74.073022814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43666666667" calcext:value-type="float">
            <text:p>73.8843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63253333333" calcext:value-type="float">
            <text:p>74.14632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685" calcext:value-type="float">
            <text:p>74.060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3776" calcext:value-type="float">
            <text:p>74.1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0304" calcext:value-type="float">
            <text:p>74.0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782" calcext:value-type="float">
            <text:p>73.99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548" calcext:value-type="float">
            <text:p>74.3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3072" calcext:value-type="float">
            <text:p>75.6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1808" calcext:value-type="float">
            <text:p>73.9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8968" calcext:value-type="float">
            <text:p>74.0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9624" calcext:value-type="float">
            <text:p>76.2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832" calcext:value-type="float">
            <text:p>74.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0884" calcext:value-type="float">
            <text:p>74.89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9428" calcext:value-type="float">
            <text:p>73.90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1568" calcext:value-type="float">
            <text:p>75.7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7584" calcext:value-type="float">
            <text:p>73.8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3512" calcext:value-type="float">
            <text:p>74.0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376464" calcext:value-type="float">
            <text:p>74.43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6088" calcext:value-type="float">
            <text:p>73.8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7826" calcext:value-type="float">
            <text:p>74.80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2344" calcext:value-type="float">
            <text:p>73.8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77016470588" calcext:value-type="float">
            <text:p>73.857701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9172" calcext:value-type="float">
            <text:p>74.90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9192" calcext:value-type="float">
            <text:p>75.0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2896" calcext:value-type="float">
            <text:p>74.7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0848" calcext:value-type="float">
            <text:p>73.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4284" calcext:value-type="float">
            <text:p>75.42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6152" calcext:value-type="float">
            <text:p>73.6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0652" calcext:value-type="float">
            <text:p>75.32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2504" calcext:value-type="float">
            <text:p>76.4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0856" calcext:value-type="float">
            <text:p>76.1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5512" calcext:value-type="float">
            <text:p>76.1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9104" calcext:value-type="float">
            <text:p>75.8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7168" calcext:value-type="float">
            <text:p>74.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212" calcext:value-type="float">
            <text:p>74.1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9068" calcext:value-type="float">
            <text:p>74.83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796" calcext:value-type="float">
            <text:p>75.1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6056" calcext:value-type="float">
            <text:p>75.8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1264" calcext:value-type="float">
            <text:p>74.1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8536" calcext:value-type="float">
            <text:p>72.8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0864" calcext:value-type="float">
            <text:p>73.4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9244" calcext:value-type="float">
            <text:p>73.19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5504" calcext:value-type="float">
            <text:p>73.7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4416" calcext:value-type="float">
            <text:p>74.1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3384" calcext:value-type="float">
            <text:p>73.3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6248" calcext:value-type="float">
            <text:p>75.1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9912" calcext:value-type="float">
            <text:p>73.2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1792" calcext:value-type="float">
            <text:p>73.0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2836" calcext:value-type="float">
            <text:p>72.98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8136" calcext:value-type="float">
            <text:p>73.4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1664" calcext:value-type="float">
            <text:p>73.5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8468" calcext:value-type="float">
            <text:p>73.84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7864" calcext:value-type="float">
            <text:p>73.5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2892" calcext:value-type="float">
            <text:p>74.19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5152" calcext:value-type="float">
            <text:p>73.2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0768" calcext:value-type="float">
            <text:p>73.2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4536" calcext:value-type="float">
            <text:p>75.1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8552" calcext:value-type="float">
            <text:p>73.7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5608" calcext:value-type="float">
            <text:p>73.8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65944" calcext:value-type="float">
            <text:p>73.4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728" calcext:value-type="float">
            <text:p>73.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6544" calcext:value-type="float">
            <text:p>74.4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0005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7424" calcext:value-type="float">
            <text:p>73.8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52" meta:object-count="0"/>
    <meta:user-defined meta:name="AppVersion">3.0</meta:user-defined>
  </office:meta>
</office:document-meta>
</file>